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A8000001766CEC5C35D918C501.png" manifest:media-type="image/png"/>
  <manifest:file-entry manifest:full-path="Pictures/100002010000033D000001E6252786160E035E96.png" manifest:media-type="image/png"/>
  <manifest:file-entry manifest:full-path="Pictures/10000201000005060000015545537BD572E449B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522cm" svg:height="4.646cm" svg:x="1.7cm" svg:y="4.6cm">
          <draw:image xlink:href="Pictures/10000201000005060000015545537BD572E449B1.png" xlink:type="simple" xlink:show="embed" xlink:actuate="onLoad">
            <text:p/>
          </draw:image>
        </draw:frame>
        <draw:frame draw:style-name="gr1" draw:text-style-name="P1" draw:layer="layout" svg:width="10.254cm" svg:height="6.012cm" svg:x="5.112cm" svg:y="10.209cm">
          <draw:image xlink:href="Pictures/100002010000033D000001E6252786160E035E96.png" xlink:type="simple" xlink:show="embed" xlink:actuate="onLoad">
            <text:p/>
          </draw:image>
        </draw:frame>
        <draw:frame draw:style-name="gr1" draw:text-style-name="P1" draw:layer="layout" svg:width="10.59cm" svg:height="5.824cm" svg:x="5.036cm" svg:y="16.576cm">
          <draw:image xlink:href="Pictures/10000201000002A8000001766CEC5C35D918C50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27T17:35:59.519325645</dc:date>
    <meta:editing-duration>PT10M</meta:editing-duration>
    <meta:editing-cycles>2</meta:editing-cycles>
    <meta:generator>LibreOffice/5.3.6.1$Linux_X86_64 LibreOffice_project/30$Build-1</meta:generator>
    <meta:document-statistic meta:object-count="3"/>
  </office:meta>
</office:document-meta>
</file>